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ElementDescriptor.Lateral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ElementDescriptor.LateralElementDescriptor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Elem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